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4b8" officeooo:paragraph-rsid="0005c4b8"/>
    </style:style>
    <style:style style:name="P2" style:family="paragraph" style:parent-style-name="Standard">
      <style:text-properties officeooo:rsid="00068779" officeooo:paragraph-rsid="00068779"/>
    </style:style>
    <style:style style:name="P3" style:family="paragraph" style:parent-style-name="Standard">
      <style:text-properties officeooo:rsid="000851ff" officeooo:paragraph-rsid="000851ff"/>
    </style:style>
    <style:style style:name="P4" style:family="paragraph" style:parent-style-name="Standard">
      <style:text-properties fo:color="#ff0000" officeooo:rsid="000851ff" officeooo:paragraph-rsid="000851ff"/>
    </style:style>
    <style:style style:name="P5" style:family="paragraph" style:parent-style-name="Standard">
      <style:text-properties fo:color="#000000" officeooo:rsid="000851ff" officeooo:paragraph-rsid="00085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tura de Dados – UFPA</text:p>
      <text:p text:style-name="P1">Aluno: Cleverson Veloso Nahum, 201506840009</text:p>
      <text:p text:style-name="P1"/>
      <text:p text:style-name="P1">Resolução Questões Discursivas – Lista 5</text:p>
      <text:p text:style-name="P1"/>
      <text:p text:style-name="P1">1. O que acontece se uma exceção que foi disparada não é capturada ou tratada?</text:p>
      <text:p text:style-name="P1">R: Ela pode ocasionar o encerramento do programa ou resultados inesperados.</text:p>
      <text:p text:style-name="P1"/>
      <text:p text:style-name="P1">2. Quantas cláusulas catch um comando try pode ter?</text:p>
      <text:p text:style-name="P1">R: Um comando try pode possuir quantos catch's forem necessários.</text:p>
      <text:p text:style-name="P1"/>
      <text:p text:style-name="P1">3. Qual é a diferença entre uma cláusula catch e uma cláusula finally?</text:p>
      <text:p text:style-name="P2">R: O bloco catch é executado caso ocorra uma exceção e o bloco finally é executado independentemente se houver ou não uma exceção.</text:p>
      <text:p text:style-name="P2"/>
      <text:p text:style-name="P1">4. Qual é a diferença entre uma exceção verificada e uma exceção não verificada?</text:p>
      <text:p text:style-name="P1">R: Na exceção verificada a exceção deve ser capturada explicitamente e estende da classe java.lang.Exception. Enquanto na não verificada a exceção não precisa ser capturada explicitamente e estende da classe java.lang.RuntimeException.</text:p>
      <text:p text:style-name="P1"/>
      <text:p text:style-name="P3">5. Elabore um método main que imprime na tela uma mensagem indicando que iniciou, chama um método1 e por fim imprime na tela que o mesmo foi finalizado. O método1, por sua vez, imprime na tela indicando que iniciou, chama o método 2 e por fim imprime na tela que o mesmo foi finalizado. O método2 também indica o inicio e fim e no meio desses prints chama o método3 e o método3 indica seu inicio, faz uma divisão por 0 e indica o fim. Execute o programa, verifique o erro retornado, interprete-o e o descreva.</text:p>
      <text:p text:style-name="P3">R: Mensagem de erro retornada:</text:p>
      <text:p text:style-name="P4">run:</text:p>
      <text:p text:style-name="P4">Método 1 iniciou</text:p>
      <text:p text:style-name="P4">Exception in thread "main" java.lang.ArithmeticException: / by zero</text:p>
      <text:p text:style-name="P4">Método 2 iniciou</text:p>
      <text:p text:style-name="P4">Método 3 iniciou</text:p>
      <text:p text:style-name="P4"><text:tab/>at exercicio_5.Q_5.metodo3(Q_5.java:27)</text:p>
      <text:p text:style-name="P4"><text:tab/>at exercicio_5.Q_5.metodo2(Q_5.java:22)</text:p>
      <text:p text:style-name="P4"><text:tab/>at exercicio_5.Q_5.metodo1(Q_5.java:17)</text:p>
      <text:p text:style-name="P4"><text:tab/>at exercicio_5.Q_5.main(Q_5.java:32)</text:p>
      <text:p text:style-name="P4">/home/cleversonahum/.cache/netbeans/8.1/executor-snippets/run.xml:53: Java returned: 1</text:p>
      <text:p text:style-name="P4">FALHA NA CONSTRUÇÃO (tempo total: 0 segundos)</text:p>
      <text:p text:style-name="P4"/>
      <text:p text:style-name="P5">O programa só foi executado até o momento que a divisão por zero ocorre no método 3. Um Exception indica qual foi o erro que aconteceu, no caso a divisão por zero. E após a mensagem de “Método 3 iniciou” é apontado aonde o erro foi encontrado que no caso foi no método 3 na linha 27 e todos os lugares que chamam o método 3 e até mesmo o método 2 pois ele chama o 3.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22:47:08.381468656</meta:creation-date>
    <dc:date>2016-03-13T00:28:27.338811914</dc:date>
    <meta:editing-duration>PT25M37S</meta:editing-duration>
    <meta:editing-cycles>1</meta:editing-cycles>
    <meta:document-statistic meta:table-count="0" meta:image-count="0" meta:object-count="0" meta:page-count="1" meta:paragraph-count="25" meta:word-count="355" meta:character-count="2204" meta:non-whitespace-character-count="1868"/>
    <meta:generator>LibreOffice/5.0.5.2$Linux_X86_64 LibreOffice_project/00m0$Build-2</meta:generator>
  </office:meta>
</office:document-meta>
</file>